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e over browser:</text:p>
      <text:p text:style-name="Standard">early downloaded the JavaScript code </text:p>
      <text:p text:style-name="Standard">adds a new note for rendering on the </text:p>
      <text:p text:style-name="Standard">page and send it to the database</text:p>
      <text:p text:style-name="Standard">end note</text:p>
      <text:p text:style-name="Standard"/>
      <text:p text:style-name="Standard">browser-&gt;server: HTTP POST https://studies.cs.helsinki.fi/exampleapp/new_note_spa</text:p>
      <text:p text:style-name="Standard"/>
      <text:p text:style-name="Standard">server--&gt;browser: HTTP status code 2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59:52.815073721</meta:creation-date>
    <dc:date>2022-03-17T14:09:10.413002506</dc:date>
    <meta:editing-duration>PT1M18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7" meta:word-count="35" meta:character-count="251" meta:non-whitespace-character-count="222"/>
  </office:meta>
</office:document-meta>
</file>